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/>
    <style:font-face style:name="Lucida Sans2" svg:font-family="'Lucida Sans'" style:font-family-generic="swiss"/>
    <style:font-face style:name="Liberation Serif1" svg:font-family="'Liberation Serif'" style:font-pitch="variable"/>
    <style:font-face style:name="NewsGotT" svg:font-family="NewsGotT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Calibri1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NSimSun1" svg:font-family="NSimSun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_20__28_user_29_">
      <style:text-properties fo:color="#000000" loext:opacity="100%"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loext:opacity="100%"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fo:color="#000000" loext:opacity="100%" style:font-name="Arial2" fo:font-size="8pt" fo:font-style="italic" officeooo:paragraph-rsid="001f449d" style:font-size-asian="8pt" style:font-style-asian="italic" style:font-size-complex="8pt" style:font-style-complex="italic"/>
    </style:style>
    <style:style style:name="P4" style:family="paragraph" style:parent-style-name="Standard_20__28_user_29_">
      <style:paragraph-properties fo:text-align="end" style:justify-single-word="false"/>
      <style:text-properties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P5" style:family="paragraph" style:parent-style-name="Standard">
      <style:text-properties fo:color="#000000" loext:opacity="100%" style:font-name="Arial3" fo:font-size="10pt" officeooo:paragraph-rsid="0047efa7" style:font-size-asian="10pt" style:font-size-complex="10pt"/>
    </style:style>
    <style:style style:name="P6" style:family="paragraph" style:parent-style-name="Text_20_body_20__28_user_29_">
      <style:paragraph-properties fo:text-align="justify" style:justify-single-word="false"/>
      <style:text-properties fo:color="#000000" loext:opacity="100%" style:font-name="Arial3" fo:font-size="10pt" officeooo:paragraph-rsid="001f449d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7" style:family="paragraph" style:parent-style-name="Text_20_body_20__28_user_29_">
      <style:paragraph-properties fo:text-align="justify" style:justify-single-word="false"/>
      <style:text-properties style:font-name="Arial2" fo:font-size="8pt" fo:font-weight="bold" fo:background-color="#ffff00" style:font-size-asian="8pt" style:font-weight-asian="bold" style:font-size-complex="8pt" style:font-weight-complex="bold"/>
    </style:style>
    <style:style style:name="P8" style:family="paragraph" style:parent-style-name="Text_20_body_20__28_user_29_">
      <style:paragraph-properties fo:text-align="justify" style:justify-single-word="false"/>
      <style:text-properties officeooo:paragraph-rsid="004c6319"/>
    </style:style>
    <style:style style:name="P9" style:family="paragraph" style:parent-style-name="Standard_20__28_user_29_">
      <style:paragraph-properties fo:margin-top="0cm" fo:margin-bottom="0.212cm" style:contextual-spacing="false" fo:text-align="center" style:justify-single-word="false"/>
      <style:text-properties fo:color="#000000" loext:opacity="100%" style:font-name="Arial2" fo:font-size="8pt" fo:letter-spacing="-0.004cm" fo:font-weight="bold" style:font-size-asian="8pt" style:font-weight-asian="bold" style:font-name-complex="Arial4" style:font-size-complex="8pt" style:font-weight-complex="bold"/>
    </style:style>
    <style:style style:name="P10" style:family="paragraph" style:parent-style-name="Text_20_body">
      <style:paragraph-properties fo:margin-top="0cm" fo:margin-bottom="0.212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3" fo:font-size="10pt" fo:font-style="normal" fo:text-shadow="none" style:text-underline-style="none" fo:font-weight="normal" officeooo:rsid="0045ec7f" officeooo:paragraph-rsid="001f449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ext_20_body">
      <style:paragraph-properties fo:margin-top="0cm" fo:margin-bottom="0.212cm" style:contextual-spacing="false" fo:line-height="100%" fo:text-align="justify" style:justify-single-word="false"/>
      <style:text-properties fo:color="#000000" loext:opacity="100%" style:text-outline="false" style:text-line-through-style="none" style:text-line-through-type="none" style:font-name="Arial3" fo:font-size="10pt" fo:font-style="normal" fo:text-shadow="none" style:text-underline-style="none" fo:font-weight="normal" officeooo:rsid="0064b761" officeooo:paragraph-rsid="004abb8e" style:letter-kerning="true" fo:background-color="transparent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2" style:family="paragraph" style:parent-style-name="Text_20_body_20__28_user_29_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3" fo:font-size="10pt" officeooo:paragraph-rsid="0047efa7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3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3" fo:font-size="10pt" officeooo:paragraph-rsid="0047efa7" style:font-size-asian="10pt" style:font-name-complex="Arial4" style:font-size-complex="10pt"/>
    </style:style>
    <style:style style:name="P14" style:family="paragraph" style:parent-style-name="Text_20_body_20__28_user_29_" style:master-page-name="Standard">
      <style:paragraph-properties fo:text-align="center" style:justify-single-word="false" style:page-number="auto"/>
      <style:text-properties style:font-name="Arial2" fo:font-size="13pt" fo:font-style="italic" fo:font-weight="bold" officeooo:paragraph-rsid="003e4fac" style:font-size-asian="13pt" style:font-style-asian="italic" style:font-weight-asian="bold" style:font-size-complex="13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000000" loext:opacity="100%" officeooo:rsid="003e4fac" style:letter-kerning="true" style:font-name-asian="SimSun" style:language-asian="zh" style:country-asian="CN" style:font-name-complex="Lucida Sans" style:language-complex="hi" style:country-complex="IN"/>
    </style:style>
    <style:style style:name="T2" style:family="text">
      <style:text-properties fo:color="#000000" loext:opacity="100%" officeooo:rsid="0042195c" style:letter-kerning="true" style:font-name-asian="SimSun" style:language-asian="zh" style:country-asian="CN" style:font-name-complex="Lucida Sans" style:language-complex="hi" style:country-complex="IN"/>
    </style:style>
    <style:style style:name="T3" style:family="text">
      <style:text-properties fo:color="#000000" loext:opacity="100%" style:font-name="Arial3" fo:font-size="10pt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4" style:family="text">
      <style:text-properties fo:color="#000000" loext:opacity="100%" style:font-name="Arial3" fo:font-size="10pt" officeooo:rsid="004abb8e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5" style:family="text">
      <style:text-properties fo:color="#000000" loext:opacity="100%" style:font-name="Arial3" fo:font-size="10pt" fo:font-weight="normal" officeooo:rsid="004c4a97" style:letter-kerning="true" fo:background-color="transparent" loext:char-shading-value="0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T6" style:family="text">
      <style:text-properties fo:font-weight="bold" officeooo:rsid="00149f96" style:font-weight-asian="bold" style:font-weight-complex="bold"/>
    </style:style>
    <style:style style:name="T7" style:family="text">
      <style:text-properties officeooo:rsid="003cb6dc" style:letter-kerning="true" style:font-name-asian="SimSun" style:language-asian="zh" style:country-asian="CN" style:font-name-complex="Lucida Sans" style:language-complex="hi" style:country-complex="IN"/>
    </style:style>
    <style:style style:name="T8" style:family="text">
      <style:text-properties officeooo:rsid="003e4fac" style:letter-kerning="true" style:font-name-asian="SimSun" style:language-asian="zh" style:country-asian="CN" style:font-name-complex="Lucida Sans" style:language-complex="hi" style:country-complex="IN"/>
    </style:style>
    <style:style style:name="T9" style:family="text">
      <style:text-properties officeooo:rsid="00457a2c"/>
    </style:style>
    <style:style style:name="T10" style:family="text">
      <style:text-properties style:font-name="Arial1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3" style:font-weight-complex="normal"/>
    </style:style>
    <style:style style:name="T11" style:family="text">
      <style:text-properties style:font-name="Arial1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3" style:font-weight-complex="bold"/>
    </style:style>
    <style:style style:name="T12" style:family="text">
      <style:text-properties style:font-name="Arial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3" style:font-weight-complex="bold"/>
    </style:style>
    <style:style style:name="T13" style:family="text">
      <style:text-properties officeooo:rsid="00480ca6"/>
    </style:style>
    <style:style style:name="T14" style:family="text">
      <style:text-properties fo:color="#2a6099" loext:opacity="100%" style:font-name="Arial3" fo:font-size="10pt" fo:font-weight="bold" officeooo:rsid="004c4a97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15" style:family="text">
      <style:text-properties fo:color="#2a6099" loext:opacity="100%" style:font-name="Arial3" fo:font-size="10pt" fo:font-weight="bold" officeooo:rsid="004c4a97" style:letter-kerning="true" fo:background-color="transparent" loext:char-shading-value="0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16" style:family="text">
      <style:text-properties fo:color="#000000" loext:opacity="100%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7">E</text:span><text:span text:style-name="T8">DICTO PUBLICACIÓN (</text:span><text:span text:style-name="T1">APROBACIÓN DEFINITIVA</text:span><text:span text:style-name="T2">)</text:span></text:p>
      <text:p text:style-name="P7"/>
      <text:p text:style-name="P10">Número de expediente: $$V_NUMEXP$$ </text:p>
      <text:p text:style-name="P10">Nombre del expediente: $$V_TITULOEXP$$</text:p>
      <text:p text:style-name="P10">Fecha: $$DIA_SISTEMA$$ <text:span text:style-name="T9">de </text:span>$$MES_SISTEMA$$ <text:span text:style-name="T9">de </text:span>$$EJERCICIO_SISTEMA$$</text:p>
      <text:p text:style-name="P10"/>
      <text:p text:style-name="P8"><text:span text:style-name="T3">Por la presente se hace saber que </text:span><text:span text:style-name="T4">el Pleno $$DEL_AYTO$$ $$AYUNTAMIENTO$$</text:span><text:span text:style-name="T3">, en sesión celebrada el día </text:span><text:span text:style-name="T14">[en caso de que no haya reclamaciones]</text:span><text:span text:style-name="T5">$$F_F_APA$$</text:span><text:span text:style-name="T15">[en caso de que haya reclamaciones]</text:span><text:span text:style-name="T5">$$F_F_APD$$</text:span><text:span text:style-name="T3">, adoptó entre otros, los siguientes acuerdos: </text:span></text:p>
      <text:p text:style-name="P11">$$LISTA_DOC_NOTIFICAR$$</text:p>
      <text:p text:style-name="P6">Lo que se hace público para general conocimiento, de conformidad con lo dispuesto en el artículo 70.2 de la Ley 7/1985, de 2 de abril, Reguladora de <text:span text:style-name="T13">las </text:span>Bases de Régimen Local.</text:p>
      <text:p text:style-name="P6">De conformidad con el artículo 112.3 de la Ley 39/2015, de 1 de octubre, del Procedimiento Administrativo Común de las Administraciones Públicas, contra la presente Ordenanza se puede interponer recurso contencioso-administrativo, en el plazo de dos meses a contar desde el día siguiente a la publicación de este acuerdo. </text:p>
      <text:p text:style-name="P5"/>
      <text:p text:style-name="P13"><text:span text:style-name="Fuente_20_de_20_párrafo_20_predeter."><text:span text:style-name="T12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11"><text:text-input text:description="JOOScript">${(FIRMANTES_FDO_AUXILIAR)!}</text:text-input></text:span></text:span><text:span text:style-name="T6"><text:s/></text:span><text:span text:style-name="Fuente_20_de_20_párrafo_20_predeter."><text:span text:style-name="T10"><text:text-input text:description="JOOScript">${(FIRMANTES_AUXILIAR)!}</text:text-input></text:span></text:span><text:span text:style-name="Fuente_20_de_20_párrafo_20_predeter."><text:span text:style-name="T10"><text:s/></text:span></text:span></text:p>
      <text:p text:style-name="P12"><text:span text:style-name="Fuente_20_de_20_párrafo_20_predeter."><text:span text:style-name="T10"><text:text-input text:description="JOOScript">${(FIRMANTE_DELEGACION_AUXILIAR)!}</text:text-input></text:span></text:span><text:span text:style-name="Fuente_20_de_20_párrafo_20_predeter."><text:span text:style-name="T10"><text:s/></text:span></text:span></text:p>
      <text:p text:style-name="P9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/>
    <style:font-face style:name="Lucida Sans2" svg:font-family="'Lucida Sans'" style:font-family-generic="swiss"/>
    <style:font-face style:name="Liberation Serif1" svg:font-family="'Liberation Serif'" style:font-pitch="variable"/>
    <style:font-face style:name="NewsGotT" svg:font-family="NewsGotT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Calibri1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NSimSun1" svg:font-family="NSimSun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2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color="#000000" loext:opacity="100%" style:font-name="Arial3" fo:font-family="Arial" style:font-family-generic="swiss" style:font-pitch="variable" fo:font-size="8pt" style:font-size-asian="8pt" style:font-size-complex="8pt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loext:opacity="100%"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loext:opacity="100%"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MP5" style:family="paragraph" style:parent-style-name="Standard_20__28_user_29_">
      <style:paragraph-properties fo:text-align="end" style:justify-single-word="false"/>
      <style:text-properties fo:color="#000000" loext:opacity="100%" style:font-name="Arial2" fo:font-size="8pt" fo:font-style="italic" officeooo:paragraph-rsid="001f449d" style:font-size-asian="8pt" style:font-style-asian="italic" style:font-size-complex="8pt" style:font-style-complex="italic"/>
    </style:style>
    <style:style style:name="MT1" style:family="text">
      <style:text-properties fo:color="#000000" loext:opacity="100%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$$NIF_AYTO$$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DIRECCION_AYTO$$</text:p>
        <text:p text:style-name="MP2">$$TELEFONO_AYTO$$</text:p>
        <text:p text:style-name="MP4">$$WEB_AYTO$$</text:p>
        <text:p text:style-name="MP5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42</meta:editing-cycles>
    <meta:creation-date>2019-09-12T08:50:52.807000000</meta:creation-date>
    <meta:editing-duration>P1DT10H56M23S</meta:editing-duration>
    <meta:generator>LibreOffice/7.0.2.2$Windows_X86_64 LibreOffice_project/8349ace3c3162073abd90d81fd06dcfb6b36b994</meta:generator>
    <dc:date>2021-02-23T17:42:28.094000000</dc:date>
    <dc:creator>N G</dc:creator>
    <meta:document-statistic meta:table-count="0" meta:image-count="0" meta:object-count="0" meta:page-count="1" meta:paragraph-count="16" meta:word-count="150" meta:character-count="1152" meta:non-whitespace-character-count="1019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